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T2" style:parent-style-name="Fuentedepárrafopredeter." style:family="text">
      <style:text-properties fo:language="en" fo:country="US"/>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Normal" style:family="paragraph">
      <style:text-properties fo:language="en" fo:country="US"/>
    </style:style>
    <style:style style:name="P9" style:parent-style-name="Párrafodelista" style:list-style-name="LFO2" style:family="paragraph"/>
    <style:style style:name="P10" style:parent-style-name="Párrafodelista" style:list-style-name="LFO2" style:family="paragraph"/>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style:font-name="Arial" style:font-name-complex="Arial" fo:color="#222222" fo:background-color="#FFFFFF"/>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T27" style:parent-style-name="Fuentedepárrafopredeter." style:family="text">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office:automatic-styles>
  <office:body>
    <office:text text:use-soft-page-breaks="true">
      <text:p text:style-name="P1">Why C is called a mid-level programming language?</text:p>
      <text:p text:style-name="Normal">Es de<text:s/>medio nivel, ya que dispone de las estructuras típicas de los lenguajes de alto nivel, pero, a su vez, dispone de construcciones del lenguaje que permiten un control a muy bajo nivel.</text:p>
      <text:p text:style-name="Normal"><text:span text:style-name="T2">What are the features of C language?<text:s/></text:span>(Just 5 is good)</text:p>
      <text:list text:style-name="LFO1" text:continue-numbering="true">
        <text:list-item>
          <text:p text:style-name="P3">Proporciona un completo control en el interior del ordenador.</text:p>
        </text:list-item>
        <text:list-item>
          <text:p text:style-name="P4">Permite una amplia libertad en el control del trabajo.</text:p>
        </text:list-item>
        <text:list-item>
          <text:p text:style-name="P5">El poder manejar actividades de bajo-nivel.</text:p>
        </text:list-item>
        <text:list-item>
          <text:p text:style-name="P6">El lenguaje es tipado permitiendo mejor organización</text:p>
        </text:list-item>
        <text:list-item>
          <text:p text:style-name="P7">Que es un lenguaje compilado y permite el manejo de la memoria</text:p>
        </text:list-item>
      </text:list>
      <text:p text:style-name="P8">What is the difference between local variable and global variable in C?</text:p>
      <text:list text:style-name="LFO2" text:continue-numbering="true">
        <text:list-item>
          <text:p text:style-name="P9">Variable local: es la que solo se puede utilizar dentro del código de la función.</text:p>
        </text:list-item>
        <text:list-item>
          <text:p text:style-name="P10">Variable global: es aquella que se pude utilizar todo el programa, incluso dentro otras funciones.</text:p>
        </text:list-item>
      </text:list>
      <text:p text:style-name="P11">What is array in C?</text:p>
      <text:p text:style-name="Normal">Es un conjunto de datos que se<text:s/>almacenan en memoria de manera contigua con el<text:s/>mismo identificador.</text:p>
      <text:p text:style-name="P12">What is pointer in C?</text:p>
      <text:p text:style-name="Normal">Es una variable que contiene la dirección de memoria de un dato o de otra variable que contiene al dato en un arreglo.</text:p>
      <text:p text:style-name="P13">Why are pointers dangerous in bad hands?</text:p>
      <text:p text:style-name="P14">Why pointers are dangerous when handled incorrectly?</text:p>
      <text:p text:style-name="Normal">El uso de punteros en malas manos es muy peligroso debido a que si no saben utilizar bien esta herramienta pueden ocasionar daños en la memoria del ordenador ya que<text:s/>pueden borrar información importante del Sistema.</text:p>
      <text:p text:style-name="P15">When is the "void" keyword used in a function?</text:p>
      <text:p text:style-name="Normal">Se utiliza cuando queremos que la función no retorne ningún valor.</text:p>
      <text:p text:style-name="P16">What are the advantages of using pointers?</text:p>
      <text:p text:style-name="Normal">La<text:s/>ventaja de utilizar punteros es que te permiten referirte al espacio de memoria donde está almacenado algo y facilitar el manejo para realizar programas complejos.</text:p>
      <text:p text:style-name="P17">What is the difference between “break” and continue statements?</text:p>
      <text:p text:style-name="Normal">La sentencia break se utiliza para romper el código para que no siga en ejecución, a diferencia de la sentencia continue que permite que el programa siga su ejecución normal.</text:p>
      <text:p text:style-name="Normal"/>
      <text:soft-page-break/>
      <text:p text:style-name="P18"><text:s/>What is the difference between “Char a” and “Char a[1]”?</text:p>
      <text:p text:style-name="Normal">Que con “Char a” nos estamos<text:s/>refiriendo a un arreglo<text:s/>con identificador a y con<text:s/>“Char a[1]”<text:s/>nos referimos al segundo elemento del arreglo.</text:p>
      <text:p text:style-name="P19">What is the difference between strings and arrays?</text:p>
      <text:p text:style-name="Normal">La diferencia es que los strings contienen un grupo de elementos de tipo carácter y los arrays pueden tener elementos<text:s/>de otros tipos.</text:p>
      <text:p text:style-name="Normal">What are compilers?</text:p>
      <text:p text:style-name="P20">es un programa que traduce un programa escrito en un lenguaje de programación a otro lenguaje diferente. Usualmente el segundo lenguaje es lenguaje de máquina, pero también puede ser un código intermedio o simplemente texto.</text:p>
      <text:p text:style-name="P21">How a negative integer is stored.?</text:p>
      <text:p text:style-name="P22">What is a dangling pointer?</text:p>
      <text:p text:style-name="Normal">si una estructura<text:s/>en el<text:s/>lugar de donde se asigna memoria<text:s/>es destruida antes de que todas las referencias (los apuntadores) a la misma sean destruidas, cualquier referencia restante se llama referencia colgante (Dangling Reference).</text:p>
      <text:p text:style-name="P23">Where local variables are stored?</text:p>
      <text:p text:style-name="Normal">Se almacenan en la función o en el bloque de instrucción donde son declaradas.</text:p>
      <text:p text:style-name="P24">Can we assign a float variable to a long integer variable?</text:p>
      <text:p text:style-name="Normal">No porque cuando declaramos el tipo de dato de la variable no le podemos asignar otro valor con otro tipo.</text:p>
      <text:p text:style-name="P25">What it the return value of a relational operator if it returns any?</text:p>
      <text:p text:style-name="Normal">El valor de retorno es true o false.</text:p>
      <text:p text:style-name="P26">Why the string length is not n but n-1?</text:p>
      <text:p text:style-name="Normal">Porque las posiciones de un string inician desde [0].</text:p>
      <text:p text:style-name="Normal"><text:span text:style-name="T27">Functions must and should be declared.<text:s/></text:span>Comment on this.</text:p>
      <text:p text:style-name="Normal">Las funciones deben ser declaradas para saber el tipo de valor que va a retornar.</text:p>
      <text:p text:style-name="P28">What is the difference between C and Python (Comment on compilers and interpreters?</text:p>
      <text:p text:style-name="Normal">Python es un lenguaje<text:s/>interpretado que permite<text:s/>el tipado dinámico de datos, es decir, no es necesario inicializar una variable con determinado tipo de dato, sino que esta puede cambiar su tipo en condición al dato que almacene entre otras características más.<text:s/>A diferencia de c que es un lenguaje compilado es<text:s/>traducido por un compilador a un archivo ejecutable entendible para la máquina en determinada plataforma y no posee tipado dinámico.</text:p>
      <text:p text:style-name="Normal"/>
      <text:soft-page-break/>
      <text:p text:style-name="P29">Which level is C language belonging to, and what it means?</text:p>
      <text:p text:style-name="Normal">C es<text:s/>de<text:s/>medio nivel, ya que dispone de las estructuras típicas de los lenguajes de alto nivel, pero, a su vez, dispone de construcciones del lenguaje que permiten un control a muy bajo nivel.</text:p>
      <text:p text:style-name="P30">What do you mean by high level, middle level and low level languages and give an example for each?</text:p>
      <text:p text:style-name="P31">What is the difference between assembler, compiler and interpreter?<text:s/></text:p>
      <text:p text:style-name="P32">29. Execution of a C program starts from which function?</text:p>
      <text:p text:style-name="Normal">Con la ejecución de la función main.</text:p>
      <text:p text:style-name="P33">30. Is C language case sensitive, what it means?<text:s/></text:p>
      <text:p text:style-name="Normal"><text:span text:style-name="_3oh-">Sí, eso quiere decir que pueden existir diferentes funciones con el mismo nombre, con la única diferencia de una mayúscula. Es decir, las variables o funciones con mayúsculas tienen una dirección de memoria diferente de las variables o funciones sin mayúsculas, si ambas existen.</text:span></text:p>
      <text:p text:style-name="P34">31. What is the difference between int, char, float and double data types?<text:s/></text:p>
      <text:p text:style-name="Normal">Que cada tipo de dato representa diferentes cantidades de byts<text:s/>en la memoria</text:p>
      <text:p text:style-name="P35">32. What is the use of sizeof() function in C?<text:s/></text:p>
      <text:p text:style-name="Normal">Sirve para saber la cantidad de byts con los que se representa un tipo de dato</text:p>
      <text:p text:style-name="P36">33. What are different types of modifiers in C?<text:s/></text:p>
      <text:p text:style-name="P37">Short, Long, Signed y unsigned</text:p>
      <text:p text:style-name="P38">36. What is the difference between single equal “=” and double equal “==” operators in C?<text:s/></text:p>
      <text:p text:style-name="Normal"><text:span text:style-name="_3oh-">Un solo símbolo de igualdad es usado para asignarle un valor a una variable. Dos símbolos de igualdad son usados para comparar los valores entre dos variables.</text:span></text:p>
      <text:p text:style-name="P39">37. What is the difference between while and do-while loops in C?<text:s/></text:p>
      <text:p text:style-name="Normal"><text:span text:style-name="_3oh-">El <text:s/>while se ejecutará únicamente cuando la condición que tiene se cumpla y esta al inicio. El do_while se ejecuta una vez siempre, posteriormente, lo seguirá ejecutando siempre y cuando la condición que tenga se cumpla.<text:s/></text:span></text:p>
      <text:p text:style-name="P40">38. What is “&amp;” and “*” operators in C?</text:p>
      <text:p text:style-name="Normal"><text:span text:style-name="_3oh-">El “&amp;” es una referencia que toma como valor la dirección de memoria de una variable. El “*” es utilizado para tomar el valor que tiene una dirección de memoria</text:span><text:s/></text:p>
      <text:p text:style-name="P41">39. What will happen if break statement is not used in switch case in C?<text:s/></text:p>
      <text:p text:style-name="P42">40. What is the use of “#include” in C?</text:p>
      <text:p text:style-name="Normal"><text:span text:style-name="_3oh-">Permite que el código que estamos creando utilice las funciones o los métodos de un código ya existente.</text:span><text:s/></text:p>
      <text:soft-page-break/>
      <text:p text:style-name="P43">41. Is it necessary to declare the array size before using it, why?<text:s/></text:p>
      <text:p text:style-name="Normal">Si es un array estático si es necesario para que el Sistema separe la cantidad de memoria, pero también podemos utilizar los apuntadores en los cuales no es necesario declararlo.</text:p>
      <text:p text:style-name="P44">42. Can array size be declared at run time?</text:p>
      <text:p text:style-name="Normal"><text:span text:style-name="_3oh-">No, no se puede. Debido a que, formalmente, un arreglo no tiene un tamaño variable, por lo que no se le puede asignar un valor en tiempo de ejecución.</text:span><text:s/></text:p>
      <text:p text:style-name="P45">43. What is meant by segmentation fault or memory fault in C?</text:p>
      <text:p text:style-name="Normal"><text:span text:style-name="_3oh-">Es cuando el usuario intenta acceder o modificar memoria que no le pertenece sin previo permiso del sistema.</text:span></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_3oh-" style:display-name="_3oh-"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us david vera salcedo</meta:initial-creator>
    <dc:creator>jesus david vera salcedo</dc:creator>
    <meta:creation-date>2017-02-27T03:10:00Z</meta:creation-date>
    <dc:date>2017-02-27T04:47:00Z</dc:date>
    <meta:template xlink:href="Normal" xlink:type="simple"/>
    <meta:editing-cycles>1</meta:editing-cycles>
    <meta:editing-duration>PT5820S</meta:editing-duration>
    <meta:document-statistic meta:page-count="4" meta:paragraph-count="13" meta:word-count="1048" meta:character-count="6800" meta:row-count="48" meta:non-whitespace-character-count="5765"/>
  </office:meta>
</office:document-meta>
</file>